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25.7cm" style:rel-width="100%" table:align="left" style:may-break-between-rows="true" style:writing-mode="lr-tb" table:border-model="collapsing"/>
    </style:style>
    <style:style style:name="Table1.A" style:family="table-column">
      <style:table-column-properties style:column-width="12.85cm" style:rel-column-width="7285*"/>
    </style:style>
    <style:style style:name="Table1.A1" style:family="table-cell">
      <style:table-cell-properties fo:background-color="#eeeeee" fo:padding="0.097cm" fo:border-left="0.5pt solid #757575" fo:border-right="none" fo:border-top="0.5pt solid #757575" fo:border-bottom="0.5pt solid #757575" style:writing-mode="page">
        <style:background-image/>
      </style:table-cell-properties>
    </style:style>
    <style:style style:name="Table1.B1" style:family="table-cell">
      <style:table-cell-properties fo:background-color="#eeeeee" fo:padding="0.097cm" fo:border="0.5pt solid #757575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757575" fo:border-right="none" fo:border-top="none" fo:border-bottom="0.5pt solid #757575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757575" fo:border-right="0.5pt solid #757575" fo:border-top="none" fo:border-bottom="0.5pt solid #757575" style:writing-mode="page">
        <style:background-image/>
      </style:table-cell-properties>
    </style:style>
    <style:style style:name="Table2" style:family="table">
      <style:table-properties style:width="25.689cm" fo:margin-top="0cm" fo:margin-bottom="0cm" table:align="left" style:writing-mode="lr-tb"/>
    </style:style>
    <style:style style:name="Table2.A" style:family="table-column">
      <style:table-column-properties style:column-width="1.286cm"/>
    </style:style>
    <style:style style:name="Table2.B" style:family="table-column">
      <style:table-column-properties style:column-width="2.57cm"/>
    </style:style>
    <style:style style:name="Table2.C" style:family="table-column">
      <style:table-column-properties style:column-width="6.309cm"/>
    </style:style>
    <style:style style:name="Table2.F" style:family="table-column">
      <style:table-column-properties style:column-width="0.96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eeeeee" fo:padding="0.101cm" fo:border-left="0.5pt solid #757575" fo:border-right="none" fo:border-top="0.5pt solid #757575" fo:border-bottom="0.5pt solid #757575" style:writing-mode="lr-tb">
        <style:background-image/>
      </style:table-cell-properties>
    </style:style>
    <style:style style:name="Table2.H1" style:family="table-cell">
      <style:table-cell-properties style:vertical-align="middle" fo:background-color="#eeeeee" fo:padding="0.101cm" fo:border="0.5pt solid #757575" style:writing-mode="lr-tb">
        <style:background-image/>
      </style:table-cell-properties>
    </style:style>
    <style:style style:name="Table2.A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B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C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D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E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F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G2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H2" style:family="table-cell">
      <style:table-cell-properties style:vertical-align="middle" fo:padding="0.101cm" fo:border-left="0.5pt solid #757575" fo:border-right="0.5pt solid #757575" fo:border-top="none" fo:border-bottom="0.5pt solid #757575" style:writing-mode="lr-tb"/>
    </style:style>
    <style:style style:name="Table2.A3" style:family="table-cell">
      <style:table-cell-properties style:vertical-align="middle" fo:background-color="#eeeeee" fo:padding="0.101cm" fo:border-left="0.5pt solid #757575" fo:border-right="none" fo:border-top="none" fo:border-bottom="0.5pt solid #757575" style:writing-mode="lr-tb">
        <style:background-image/>
      </style:table-cell-properties>
    </style:style>
    <style:style style:name="Table2.H3" style:family="table-cell">
      <style:table-cell-properties style:vertical-align="middle" fo:background-color="#eeeeee" fo:padding="0.101cm" fo:border-left="0.5pt solid #757575" fo:border-right="0.5pt solid #757575" fo:border-top="none" fo:border-bottom="0.5pt solid #757575" style:writing-mode="lr-tb">
        <style:background-image/>
      </style:table-cell-properties>
    </style:style>
    <style:style style:name="Table2.A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B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C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D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E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F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G4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H4" style:family="table-cell">
      <style:table-cell-properties style:vertical-align="middle" fo:padding="0.101cm" fo:border-left="0.5pt solid #757575" fo:border-right="0.5pt solid #757575" fo:border-top="none" fo:border-bottom="0.5pt solid #757575" style:writing-mode="lr-tb"/>
    </style:style>
    <style:style style:name="Table2.A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B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C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D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E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F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G6" style:family="table-cell">
      <style:table-cell-properties style:vertical-align="middle" fo:padding="0.101cm" fo:border-left="0.5pt solid #757575" fo:border-right="none" fo:border-top="none" fo:border-bottom="0.5pt solid #757575" style:writing-mode="lr-tb"/>
    </style:style>
    <style:style style:name="Table2.H6" style:family="table-cell">
      <style:table-cell-properties style:vertical-align="middle" fo:padding="0.101cm" fo:border-left="0.5pt solid #757575" fo:border-right="0.5pt solid #757575" fo:border-top="none" fo:border-bottom="0.5pt solid #757575" style:writing-mode="lr-tb"/>
    </style:style>
    <style:style style:name="P1" style:family="paragraph" style:parent-style-name="Footnote">
      <style:text-properties style:font-name="Open Sans" fo:font-size="9pt" officeooo:rsid="0014308a" officeooo:paragraph-rsid="0014308a" style:font-size-asian="9pt" style:font-size-complex="9pt"/>
    </style:style>
    <style:style style:name="P2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text-outline="false" style:text-line-through-style="none" style:text-line-through-type="none" style:font-name="Open Sans" fo:font-size="10pt" fo:font-style="normal" fo:text-shadow="none" style:text-underline-style="none" fo:font-weight="normal" officeooo:rsid="0004b2d6" officeooo:paragraph-rsid="000bb7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text-outline="false" style:text-line-through-style="none" style:text-line-through-type="none" style:font-name="Open Sans" fo:font-size="10pt" fo:font-style="normal" fo:text-shadow="none" style:text-underline-style="none" fo:font-weight="bold" officeooo:rsid="0004b2d6" officeooo:paragraph-rsid="000bb7a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Compact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Open Sans" fo:font-size="9pt" fo:language="es" fo:country="EC" fo:font-weight="bold" officeooo:paragraph-rsid="000bb7a0" style:letter-kerning="false" style:font-name-asian="Cambria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5" style:family="paragraph" style:parent-style-name="Compact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Open Sans" fo:font-size="9pt" fo:language="es" fo:country="EC" fo:font-weight="bold" officeooo:rsid="0004b2d6" officeooo:paragraph-rsid="000bb7a0" style:letter-kerning="false" style:font-name-asian="Cambria" style:font-size-asian="9pt" style:language-asian="en" style:country-asian="US" style:font-weight-asian="bold" style:font-size-complex="9pt" style:language-complex="ar" style:country-complex="SA" style:font-weight-complex="bold"/>
    </style:style>
    <style:style style:name="P6" style:family="paragraph" style:parent-style-name="Compact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Open Sans" fo:font-size="9pt" fo:language="es" fo:country="EC" officeooo:paragraph-rsid="000bb7a0" style:letter-kerning="false" style:font-name-asian="Cambria" style:font-size-asian="9pt" style:language-asian="en" style:country-asian="US" style:font-size-complex="9pt" style:language-complex="ar" style:country-complex="SA"/>
    </style:style>
    <style:style style:name="P7" style:family="paragraph" style:parent-style-name="Compact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Open Sans" fo:font-size="9pt" fo:language="es" fo:country="EC" officeooo:paragraph-rsid="000f016b" style:letter-kerning="false" style:font-name-asian="Cambria" style:font-size-asian="9pt" style:language-asian="en" style:country-asian="US" style:font-size-complex="9pt" style:language-complex="ar" style:country-complex="SA"/>
    </style:style>
    <style:style style:name="P8" style:family="paragraph" style:parent-style-name="Compact">
      <loext:graphic-properties draw:fill-gradient-name="gradient" draw:fill-hatch-name="hatch"/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font-name="Open Sans" fo:font-size="9pt" fo:language="es" fo:country="EC" officeooo:rsid="0004b2d6" officeooo:paragraph-rsid="000bb7a0" style:letter-kerning="false" style:font-name-asian="Cambria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line-height="100%"/>
      <style:text-properties style:use-window-font-color="true" loext:opacity="0%" style:font-name="Open Sans" fo:font-size="10pt" fo:font-weight="bold" officeooo:rsid="000bb7a0" officeooo:paragraph-rsid="000f016b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use-window-font-color="true" loext:opacity="0%" style:font-name="Open Sans" fo:font-size="10pt" fo:font-weight="normal" officeooo:rsid="000bb7a0" officeooo:paragraph-rsid="000f016b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use-window-font-color="true" loext:opacity="0%" style:font-name="Arial" fo:font-size="10pt" officeooo:rsid="000bb7a0" officeooo:paragraph-rsid="000bb7a0" style:font-size-asian="10pt" style:font-size-complex="10pt"/>
    </style:style>
    <style:style style:name="P12" style:family="paragraph" style:parent-style-name="Standard">
      <style:text-properties style:use-window-font-color="true" loext:opacity="0%" style:font-name="Arial" fo:font-size="10pt" officeooo:paragraph-rsid="000bb7a0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f67" style:font-weight-asian="bold" style:font-weight-complex="bold"/>
    </style:style>
    <style:style style:name="T3" style:family="text">
      <style:text-properties officeooo:rsid="0004b2d6"/>
    </style:style>
    <style:style style:name="T4" style:family="text">
      <style:text-properties officeooo:rsid="000f016b"/>
    </style:style>
    <style:style style:name="T5" style:family="text">
      <style:text-properties officeooo:rsid="0015d291"/>
    </style:style>
    <style:style style:name="T6" style:family="text">
      <style:text-properties officeooo:rsid="00164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 table:number-columns-repeated="2"/>
        <table:table-row>
          <table:table-cell table:style-name="Table1.A1" office:value-type="string">
            <text:p text:style-name="P3">RÚBRICA PARA EVALUAR <text:span text:style-name="T6">UNA </text:span>EXPOSICI<text:span text:style-name="T6">ÓN ORAL</text:span><text:note text:id="ftn1" text:note-class="footnote"><text:note-citation>1</text:note-citation><text:note-body><text:p text:style-name="P1">Machuca, J. (2023). Rúbrica para evaluar <text:span text:style-name="T5">una </text:span>exposición <text:span text:style-name="T5">oral.</text:span></text:p></text:note-body></text:note></text:p>
          </table:table-cell>
          <table:table-cell table:style-name="Table1.B1" office:value-type="string">
            <text:p text:style-name="P2"><text:span text:style-name="T1">Fecha:</text:span> </text:p>
          </table:table-cell>
        </table:table-row>
        <table:table-row table:style-name="Table1.2">
          <table:table-cell table:style-name="Table1.A2" office:value-type="string">
            <text:p text:style-name="P3">Evaluador: </text:p>
          </table:table-cell>
          <table:table-cell table:style-name="Table1.B2" office:value-type="string">
            <text:p text:style-name="P2"><text:span text:style-name="T1">E</text:span><text:span text:style-name="T2">xpositores</text:span><text:span text:style-name="T1">:</text:span> 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 table:number-columns-repeated="3"/>
        <table:table-header-rows>
          <table:table-row table:style-name="Table2.1">
            <table:table-cell table:style-name="Table2.A1" office:value-type="string">
              <text:p text:style-name="P4">No.</text:p>
            </table:table-cell>
            <table:table-cell table:style-name="Table2.A1" office:value-type="string">
              <text:p text:style-name="P4">Dimensión</text:p>
            </table:table-cell>
            <table:table-cell table:style-name="Table2.A1" office:value-type="string">
              <text:p text:style-name="P4">Excelente (3)</text:p>
            </table:table-cell>
            <table:table-cell table:style-name="Table2.A1" office:value-type="string">
              <text:p text:style-name="P4">Bueno (2)</text:p>
            </table:table-cell>
            <table:table-cell table:style-name="Table2.A1" office:value-type="string">
              <text:p text:style-name="P4">Regular (1)</text:p>
            </table:table-cell>
            <table:table-cell table:style-name="Table2.A1" office:value-type="string">
              <text:p text:style-name="P5"><text:span text:style-name="T6">E</text:span>1</text:p>
            </table:table-cell>
            <table:table-cell table:style-name="Table2.A1" office:value-type="string">
              <text:p text:style-name="P5"><text:span text:style-name="T6">E</text:span>2</text:p>
            </table:table-cell>
            <table:table-cell table:style-name="Table2.H1" office:value-type="string">
              <text:p text:style-name="P5"><text:span text:style-name="T6">E</text:span>3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6">1</text:p>
          </table:table-cell>
          <table:table-cell table:style-name="Table2.B2" office:value-type="string">
            <text:p text:style-name="P4">Contenido y secuencia</text:p>
          </table:table-cell>
          <table:table-cell table:style-name="Table2.C2" office:value-type="string">
            <text:p text:style-name="P6">Demuestra completo dominio del tema y no comete errores. La información es<text:span text:style-name="T4">tá</text:span> organizada.</text:p>
          </table:table-cell>
          <table:table-cell table:style-name="Table2.D2" office:value-type="string">
            <text:p text:style-name="P6">Demuestra suficiente dominio de tema para darse a entender. La información se puede organizar mejor.</text:p>
          </table:table-cell>
          <table:table-cell table:style-name="Table2.E2" office:value-type="string">
            <text:p text:style-name="P7"><text:span text:style-name="T4">Demuestra</text:span> poco dominio del tema y rectifica continuamente. La información <text:span text:style-name="T4">no </text:span>es<text:span text:style-name="T4">tá bien</text:span> organizada.</text:p>
          </table:table-cell>
          <table:table-cell table:style-name="Table2.F2" office:value-type="string">
            <text:p text:style-name="P8"/>
          </table:table-cell>
          <table:table-cell table:style-name="Table2.G2" office:value-type="string">
            <text:p text:style-name="P8"/>
          </table:table-cell>
          <table:table-cell table:style-name="Table2.H2" office:value-type="string">
            <text:p text:style-name="P8"/>
          </table:table-cell>
        </table:table-row>
        <table:table-row table:style-name="Table2.1">
          <table:table-cell table:style-name="Table2.A3" office:value-type="string">
            <text:p text:style-name="P6">2</text:p>
          </table:table-cell>
          <table:table-cell table:style-name="Table2.A3" office:value-type="string">
            <text:p text:style-name="P4"><text:span text:style-name="T4">Puesta en escena</text:span> y postura</text:p>
          </table:table-cell>
          <table:table-cell table:style-name="Table2.A3" office:value-type="string">
            <text:p text:style-name="P6">Atrae la atención del público durante toda la exposición, mantiene una postura erguida y establece contacto visual.</text:p>
          </table:table-cell>
          <table:table-cell table:style-name="Table2.A3" office:value-type="string">
            <text:p text:style-name="P6">Atrae la atención del público únicamente en <text:span text:style-name="T3">ciertos momentos </text:span>de la exposición. <text:span text:style-name="T4">D</text:span>esvía la mirada al vacío cada cierto tiempo.</text:p>
          </table:table-cell>
          <table:table-cell table:style-name="Table2.A3" office:value-type="string">
            <text:p text:style-name="P6">Tiene problemas para conseguir la atención del público. La postura no es adecuada. Desvía la mirada <text:span text:style-name="T4">y evita </text:span>establecer contacto visual.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H3" office:value-type="string">
            <text:p text:style-name="P6"/>
          </table:table-cell>
        </table:table-row>
        <table:table-row table:style-name="Table2.1">
          <table:table-cell table:style-name="Table2.A4" office:value-type="string">
            <text:p text:style-name="P6">3</text:p>
          </table:table-cell>
          <table:table-cell table:style-name="Table2.B4" office:value-type="string">
            <text:p text:style-name="P4">La voz</text:p>
          </table:table-cell>
          <table:table-cell table:style-name="Table2.C4" office:value-type="string">
            <text:p text:style-name="P6">Se expresa con <text:span text:style-name="T4">un tono de </text:span>voz clar<text:span text:style-name="T4">o</text:span>, vocaliza, entona y matiza. Casi no tiene muletillas.</text:p>
          </table:table-cell>
          <table:table-cell table:style-name="Table2.D4" office:value-type="string">
            <text:p text:style-name="P6">Se expresa con un tono de voz <text:span text:style-name="T4">bueno</text:span>, <text:span text:style-name="T4">no obstante, </text:span>tiene algunas muletillas.</text:p>
          </table:table-cell>
          <table:table-cell table:style-name="Table2.E4" office:value-type="string">
            <text:p text:style-name="P6">Cuesta entender algunas frases, desarrolla un discurso plano. Se traba al hablar.</text:p>
          </table:table-cell>
          <table:table-cell table:style-name="Table2.F4" office:value-type="string">
            <text:p text:style-name="P6"/>
          </table:table-cell>
          <table:table-cell table:style-name="Table2.G4" office:value-type="string">
            <text:p text:style-name="P6"/>
          </table:table-cell>
          <table:table-cell table:style-name="Table2.H4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>4</text:p>
          </table:table-cell>
          <table:table-cell table:style-name="Table2.A3" office:value-type="string">
            <text:p text:style-name="P4">Recurso de apoyo</text:p>
          </table:table-cell>
          <table:table-cell table:style-name="Table2.A3" office:value-type="string">
            <text:p text:style-name="P6">El material de apoyo favorece ampliamente la exposición. Los elementos son claros, legibles y se complementan.</text:p>
          </table:table-cell>
          <table:table-cell table:style-name="Table2.A3" office:value-type="string">
            <text:p text:style-name="P6">El material de apoyo puede mejorar, sin embargo, con la explicación se entiende. Los elementos visuales no se complementan del todo.</text:p>
          </table:table-cell>
          <table:table-cell table:style-name="Table2.A3" office:value-type="string">
            <text:p text:style-name="P6"><text:span text:style-name="T4">El material de </text:span>apoyo no favorece la exposición. Cambia <text:span text:style-name="T3">entre</text:span> recurso<text:span text:style-name="T3">s</text:span> constantemente. Los elementos visuales no se complementan.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H3" office:value-type="string">
            <text:p text:style-name="P6"/>
          </table:table-cell>
        </table:table-row>
        <table:table-row table:style-name="Table2.1">
          <table:table-cell table:style-name="Table2.A6" office:value-type="string">
            <text:p text:style-name="P6">5</text:p>
          </table:table-cell>
          <table:table-cell table:style-name="Table2.B6" office:value-type="string">
            <text:p text:style-name="P4">Tiempo</text:p>
          </table:table-cell>
          <table:table-cell table:style-name="Table2.C6" office:value-type="string">
            <text:p text:style-name="P6">La intervención se ajusta al tiempo planificado. Al final retoma las ideas principales y redondea la exposición.</text:p>
          </table:table-cell>
          <table:table-cell table:style-name="Table2.D6" office:value-type="string">
            <text:p text:style-name="P6">Excede o le sobran minutos. Al final se precipita o alarga para <text:span text:style-name="T3">cumplir</text:span>. No redondea adecuadamente la exposición.</text:p>
          </table:table-cell>
          <table:table-cell table:style-name="Table2.E6" office:value-type="string">
            <text:p text:style-name="P6">Excesivamente largo o insuficiente para desarrollar adecuadamente el tema.</text:p>
          </table:table-cell>
          <table:table-cell table:style-name="Table2.F6" office:value-type="string">
            <text:p text:style-name="P6"/>
          </table:table-cell>
          <table:table-cell table:style-name="Table2.G6" office:value-type="string">
            <text:p text:style-name="P6"/>
          </table:table-cell>
          <table:table-cell table:style-name="Table2.H6" office:value-type="string">
            <text:p text:style-name="P6"/>
          </table:table-cell>
        </table:table-row>
        <table:table-row table:style-name="Table2.1">
          <table:table-cell table:style-name="Table2.A3" office:value-type="string">
            <text:p text:style-name="P6">6</text:p>
          </table:table-cell>
          <table:table-cell table:style-name="Table2.A3" office:value-type="string">
            <text:p text:style-name="P4">Resolución de preguntas</text:p>
          </table:table-cell>
          <table:table-cell table:style-name="Table2.A3" office:value-type="string">
            <text:p text:style-name="P6">Las respuestas son completas. Argumenta si es necesario. Demuestra alta confianza.</text:p>
          </table:table-cell>
          <table:table-cell table:style-name="Table2.A3" office:value-type="string">
            <text:p text:style-name="P6">Las respuestas son buenas pero evita profundizar. Demuestra confianza en un término medio.</text:p>
          </table:table-cell>
          <table:table-cell table:style-name="Table2.A3" office:value-type="string">
            <text:p text:style-name="P6">Las respuestas son incorrectas y divaga. Demuestra constante inseguridad.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6"/>
          </table:table-cell>
          <table:table-cell table:style-name="Table2.H3" office:value-type="string">
            <text:p text:style-name="P6"/>
          </table:table-cell>
        </table:table-row>
      </table:table>
      <text:p text:style-name="P12"/>
      <text:p text:style-name="P9">Observaciones: </text:p>
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………………………………………………………………………………………………………………………………………………………………………………………………………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2T12:49:53.387000000</meta:creation-date>
    <dc:date>2023-01-12T22:10:34.571000000</dc:date>
    <meta:editing-duration>PT1H7M55S</meta:editing-duration>
    <meta:editing-cycles>12</meta:editing-cycles>
    <meta:generator>LibreOffice/7.4.3.2$Windows_X86_64 LibreOffice_project/1048a8393ae2eeec98dff31b5c133c5f1d08b890</meta:generator>
    <dc:creator>Jonathan Machuca</dc:creator>
    <meta:document-statistic meta:table-count="2" meta:image-count="0" meta:object-count="0" meta:page-count="1" meta:paragraph-count="45" meta:word-count="327" meta:character-count="2405" meta:non-whitespace-character-count="2119"/>
  </office:meta>
</office:document-meta>
</file>